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Z+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Z-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0V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otor / limi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otor phase A+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Motor phase A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otor phase B+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otor phase B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M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IM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PS limi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PS limit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 calcext:value-type="string">
            <text:p>12 pin UTO female</text:p>
          </table:table-cell>
          <table:table-cell table:style-name="Default"/>
          <table:table-cell office:value-type="string" calcext:value-type="string">
            <text:p>15 way D type male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+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-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V</text:p>
          </table:table-cell>
        </table:table-row>
        <table:table-row table:style-name="ro1" table:number-rows-repeated="5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8 pin UTO female</text:p>
          </table:table-cell>
          <table:table-cell table:style-name="Default"/>
          <table:table-cell office:value-type="string" calcext:value-type="string">
            <text:p>8 pin UTO mal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 phase A+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or phase A-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tor phase B+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tor phase B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9 way D type mal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style-name="Default"/>
          <table:table-cell office:value-type="string" calcext:value-type="string">
            <text:p>MPS limi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style-name="Default"/>
          <table:table-cell office:value-type="string" calcext:value-type="string">
            <text:p>MPS li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8:33:50.670419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1:40:57.473629750</meta:creation-date>
    <dc:date>2021-05-17T08:50:22.223441839</dc:date>
    <meta:editing-duration>PT14M32S</meta:editing-duration>
    <meta:editing-cycles>2</meta:editing-cycles>
    <meta:generator>LibreOffice/6.0.7.3$Linux_X86_64 LibreOffice_project/00m0$Build-3</meta:generator>
    <meta:document-statistic meta:table-count="2" meta:cell-count="137" meta:object-count="0"/>
  </office:meta>
</office:document-meta>
</file>